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5368" officeooo:paragraph-rsid="00055368"/>
    </style:style>
    <style:style style:name="P2" style:family="paragraph" style:parent-style-name="Standard">
      <style:paragraph-properties fo:text-align="center" style:justify-single-word="false"/>
      <style:text-properties fo:font-size="16pt" fo:font-weight="bold" officeooo:rsid="00055368" officeooo:paragraph-rsid="00055368"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0b8016" officeooo:paragraph-rsid="00055368"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officeooo:rsid="00055368" officeooo:paragraph-rsid="0005536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5368" officeooo:paragraph-rsid="000a6ef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7a397" officeooo:paragraph-rsid="0007a397" style:font-size-asian="10.5pt" style:font-weight-asian="normal" style:font-size-complex="12pt" style:font-weight-complex="normal"/>
    </style:style>
    <style:style style:name="T1" style:family="text">
      <style:text-properties officeooo:rsid="00073f91"/>
    </style:style>
    <style:style style:name="T2" style:family="text">
      <style:text-properties officeooo:rsid="0009543d"/>
    </style:style>
    <style:style style:name="T3" style:family="text">
      <style:text-properties officeooo:rsid="000a6ef8"/>
    </style:style>
    <style:style style:name="T4" style:family="text">
      <style:text-properties officeooo:rsid="000cee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st Imagine</text:p>
      <text:p text:style-name="P2"/>
      <text:p text:style-name="P4">Imagine you have joined a Safari into the desert, lets say somewhere in Egypt. Your small group has set <text:s/>up camp for the night - eleven tents <text:span text:style-name="T3">gathered </text:span>around a campfire that is kept burning throughout the night.</text:p>
      <text:p text:style-name="P4">As you drift off to sleep in the cool night air, you remember and marvel at the vast expanse of sand you saw earlier from this elevated spot. You could see for many kilometers in all directions - only sand... sand dunes, hills of sand, valleys of sand, all covered by sand, nothing else<text:span text:style-name="T3"> ...</text:span> everywhere.</text:p>
      <text:p text:style-name="P4"/>
      <text:p text:style-name="P5">As you wake in the early dawn, there is a 'buzz' in the camp<text:span text:style-name="T3">.</text:span></text:p>
      <text:p text:style-name="P5"/>
      <text:p text:style-name="P5"><text:span text:style-name="T3">E</text:span>veryone is talking, a few almost shouting in their excitement.</text:p>
      <text:p text:style-name="P5"/>
      <text:p text:style-name="P5">Standing up, you clearly see why.</text:p>
      <text:p text:style-name="P4"/>
      <text:p text:style-name="P4">Silently, <text:span text:style-name="T3">and </text:span>very quickly during the still of the night, a huge - 10,000 at least - <text:span text:style-name="T2">band of </text:span>nomads<text:span text:style-name="T2"> - </text:span>Bed<text:span text:style-name="T2">o</text:span>uins had arrived here and spread their patchwork of <text:span text:style-name="T2">multicoloured </text:span>tents <text:span text:style-name="T3">completely </text:span>across the landscape<text:span text:style-name="T1"> </text:span>that earlier had been just sand, <text:span text:style-name="T2">now it looked </text:span>like a <text:span text:style-name="T1">covering of mushrooms sprouting up in every direction.</text:span> </text:p>
      <text:p text:style-name="P4"/>
      <text:p text:style-name="P6">That, fellow travelers, is the essence of this project.</text:p>
      <text:p text:style-name="P6"/>
      <text:p text:style-name="P6">Not There.</text:p>
      <text:p text:style-name="P6"/>
      <text:p text:style-name="P6">Then There,</text:p>
      <text:p text:style-name="P6"/>
      <text:p text:style-name="P6">Then Everywhere,</text:p>
      <text:p text:style-name="P6"/>
      <text:p text:style-name="P6">Then Gone<text:span text:style-name="T2"> (almost)</text:span>!</text:p>
      <text:p text:style-name="P6"/>
      <text:p text:style-name="P6">A Four Year Project begun in 2020, finished in 2023, followed by a small Maintenance role for another 30 years.<text:span text:style-name="T3"> The Tree Planting Project(TTPP).</text:span></text:p>
      <text:p text:style-name="P6"/>
      <text:p text:style-name="P6">Now let's see how this will take place, where your role/your function fits in, <text:span text:style-name="T3">with </text:span><text:a xlink:type="simple" xlink:href="../an%20Overview" text:style-name="Internet_20_link" text:visited-style-name="Visited_20_Internet_20_Link">an </text:a><text:a xlink:type="simple" xlink:href="../an%20Overview" text:style-name="Internet_20_link" text:visited-style-name="Visited_20_Internet_20_Link"><text:span text:style-name="T4">O</text:span></text:a><text:a xlink:type="simple" xlink:href="https://github.com/WorldFixing/Fix-Global-Warming" text:style-name="Internet_20_link" text:visited-style-name="Visited_20_Internet_20_Link">verview</text:a> of the whole picture or plan.</text:p>
      <text:p text:style-name="P6"/>
      <text:p text:style-name="P6"/>
      <text:p text:style-name="P6"/>
      <text:p text:style-name="P6"/>
      <text:p text:style-name="P6"/>
      <text:p text:style-name="P6"><text:s/></text:p>
      <text:p text:style-name="P6"><text:s/></text:p>
      <text:p text:style-name="P6"/>
      <text:p text:style-name="P6"/>
      <text:p text:style-name="P6"/>
      <text:p text:style-name="P4"/>
      <text:p text:style-name="P4"><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6:22:28.845560854</meta:creation-date>
    <dc:date>2019-06-07T10:31:31.973918519</dc:date>
    <meta:editing-duration>PT22M26S</meta:editing-duration>
    <meta:editing-cycles>6</meta:editing-cycles>
    <meta:generator>LibreOffice/5.1.6.2$Linux_X86_64 LibreOffice_project/10m0$Build-2</meta:generator>
    <meta:print-date>2019-06-04T15:36:01.572451907</meta:print-date>
    <meta:document-statistic meta:table-count="0" meta:image-count="0" meta:object-count="0" meta:page-count="1" meta:paragraph-count="17" meta:word-count="246" meta:character-count="1385" meta:non-whitespace-character-count="1147"/>
  </office:meta>
</office:document-meta>
</file>